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28.5mm" svg:height="156.45mm" svg:x="142.06mm" svg:y="22.58mm">
            <draw:object draw:notify-on-update-of-ranges="Arkusz1.A1:Arkusz1.A1 Arkusz1.A2:Arkusz1.A4 Arkusz1.B1:Arkusz1.B1 Arkusz1.B2:Arkusz1.B4 Arkusz1.C1:Arkusz1.C1 Arkusz1.C2:Arkusz1.C4 Arkusz1.D1:Arkusz1.D1 Arkusz1.D2:Arkusz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óba</text:p>
          </table:table-cell>
          <table:table-cell table:style-name="ce1" office:value-type="string" calcext:value-type="string">
            <text:p>Jennah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Jack &amp; Jennah</text:p>
          </table:table-cell>
        </table:table-row>
        <table:table-row table:style-name="ro1">
          <table:table-cell office:value-type="string" calcext:value-type="string">
            <text:p>10k / 2048</text:p>
          </table:table-cell>
          <table:table-cell office:value-type="float" office:value="69.61" calcext:value-type="float">
            <text:p>69,61</text:p>
          </table:table-cell>
          <table:table-cell office:value-type="float" office:value="44.3806" calcext:value-type="float">
            <text:p>44,3806</text:p>
          </table:table-cell>
          <table:table-cell office:value-type="float" office:value="44.2176" calcext:value-type="float">
            <text:p>44,2176</text:p>
          </table:table-cell>
        </table:table-row>
        <table:table-row table:style-name="ro1">
          <table:table-cell office:value-type="string" calcext:value-type="string">
            <text:p>10k / 1024</text:p>
          </table:table-cell>
          <table:table-cell office:value-type="float" office:value="91.7704" calcext:value-type="float">
            <text:p>91,7704</text:p>
          </table:table-cell>
          <table:table-cell office:value-type="float" office:value="60.3755" calcext:value-type="float">
            <text:p>60,3755</text:p>
          </table:table-cell>
          <table:table-cell office:value-type="float" office:value="37.8136" calcext:value-type="float">
            <text:p>37,8136</text:p>
          </table:table-cell>
        </table:table-row>
        <table:table-row table:style-name="ro1">
          <table:table-cell office:value-type="string" calcext:value-type="string">
            <text:p>10k / 512</text:p>
          </table:table-cell>
          <table:table-cell office:value-type="float" office:value="169.046" calcext:value-type="float">
            <text:p>169,046</text:p>
          </table:table-cell>
          <table:table-cell office:value-type="float" office:value="84.5943" calcext:value-type="float">
            <text:p>84,5943</text:p>
          </table:table-cell>
          <table:table-cell office:value-type="float" office:value="58.7582" calcext:value-type="float">
            <text:p>58,7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9:59:09.211909346</meta:creation-date>
    <dc:date>2015-05-04T20:40:06.639126245</dc:date>
    <meta:editing-duration>PT40M55S</meta:editing-duration>
    <meta:editing-cycles>7</meta:editing-cycles>
    <meta:generator>LibreOffice/4.4.2.2$Linux_X86_64 LibreOffice_project/4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="gradient" draw:fill-color="#004586" draw:fill-gradient-name="Deep_20_Green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729fcf"/>
    </style:style>
    <style:style style:name="ch12" style:family="chart" style:data-style-name="N0">
      <style:chart-properties chart:link-data-style-to-source="true"/>
      <style:graphic-properties draw:stroke="none" draw:fill="gradient" draw:fill-color="#ff420e" draw:fill-gradient-name="Subtle_20_Tango_20_Green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color="#ffd320" draw:fill-gradient-name="Tango_20_Green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51cm" svg:height="15.646cm" xlink:href=".." xlink:type="simple" chart:class="chart:bar" chart:style-name="ch1">
        <chart:title svg:x="4.727cm" svg:y="0.448cm" chart:style-name="ch2">
          <text:p>Czas rozwiązania wybranych problemów proponowanym solwerem</text:p>
        </chart:title>
        <chart:legend chart:legend-position="end" svg:x="19.794cm" svg:y="7.026cm" style:legend-expansion="high" chart:style-name="ch3"/>
        <chart:plot-area chart:style-name="ch4" table:cell-range-address="Arkusz1.A1:Arkusz1.D4" chart:data-source-has-labels="both" svg:x="1.468cm" svg:y="1.565cm" svg:width="17.869cm" svg:height="12.788cm">
          <chartooo:coordinate-region svg:x="2.275cm" svg:y="1.764cm" svg:width="17.062cm" svg:height="11.942cm"/>
          <chart:axis chart:dimension="x" chart:name="primary-x" chart:style-name="ch5" chartooo:axis-type="auto">
            <chartooo:date-scale/>
            <chart:title svg:x="6.098cm" svg:y="14.665cm" chart:style-name="ch6">
              <text:p>Rozwiązywany problem (rozmiar macierzy / rozmiar części)</text:p>
            </chart:title>
            <chart:categories table:cell-range-address="Arkusz1.A2:Arkusz1.A4"/>
          </chart:axis>
          <chart:axis chart:dimension="y" chart:name="primary-y" chart:style-name="ch7">
            <chart:title svg:x="0.451cm" svg:y="8.585cm" chart:style-name="ch8">
              <text:p>Czas [s]</text:p>
            </chart:title>
            <chart:grid chart:style-name="ch9" chart:class="major"/>
          </chart:axis>
          <chart:series chart:style-name="ch10" chart:values-cell-range-address="Arkusz1.B2:Arkusz1.B4" chart:label-cell-address="Arkusz1.B1:Arkusz1.B1" chart:class="chart:bar">
            <chart:data-point chart:style-name="ch11"/>
            <chart:data-point chart:repeated="2"/>
          </chart:series>
          <chart:series chart:style-name="ch12" chart:values-cell-range-address="Arkusz1.C2:Arkusz1.C4" chart:label-cell-address="Arkusz1.C1:Arkusz1.C1" chart:class="chart:bar">
            <chart:data-point chart:repeated="3"/>
          </chart:series>
          <chart:series chart:style-name="ch13" chart:values-cell-range-address="Arkusz1.D2:Arkusz1.D4" chart:label-cell-address="Arkusz1.D1:Arkusz1.D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nnah</text:p>
                <draw:g>
                  <svg:desc>Arkusz1.B1:Arkusz1.B1</svg:desc>
                </draw:g>
              </table:table-cell>
              <table:table-cell office:value-type="string">
                <text:p>Jack</text:p>
                <draw:g>
                  <svg:desc>Arkusz1.C1:Arkusz1.C1</svg:desc>
                </draw:g>
              </table:table-cell>
              <table:table-cell office:value-type="string">
                <text:p>Jack &amp; Jennah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 / 2048</text:p>
                <draw:g>
                  <svg:desc>Arkusz1.A2:Arkusz1.A4</svg:desc>
                </draw:g>
              </table:table-cell>
              <table:table-cell office:value-type="float" office:value="69.61">
                <text:p>69.61</text:p>
                <draw:g>
                  <svg:desc>Arkusz1.B2:Arkusz1.B4</svg:desc>
                </draw:g>
              </table:table-cell>
              <table:table-cell office:value-type="float" office:value="44.3806">
                <text:p>44.3806</text:p>
                <draw:g>
                  <svg:desc>Arkusz1.C2:Arkusz1.C4</svg:desc>
                </draw:g>
              </table:table-cell>
              <table:table-cell office:value-type="float" office:value="44.2176">
                <text:p>44.2176</text:p>
                <draw:g>
                  <svg:desc>Arkusz1.D2:Arkusz1.D4</svg:desc>
                </draw:g>
              </table:table-cell>
            </table:table-row>
            <table:table-row>
              <table:table-cell office:value-type="string">
                <text:p>10k / 1024</text:p>
              </table:table-cell>
              <table:table-cell office:value-type="float" office:value="91.7704">
                <text:p>91.7704</text:p>
              </table:table-cell>
              <table:table-cell office:value-type="float" office:value="60.3755">
                <text:p>60.3755</text:p>
              </table:table-cell>
              <table:table-cell office:value-type="float" office:value="37.8136">
                <text:p>37.8136</text:p>
              </table:table-cell>
            </table:table-row>
            <table:table-row>
              <table:table-cell office:value-type="string">
                <text:p>10k / 512</text:p>
              </table:table-cell>
              <table:table-cell office:value-type="float" office:value="169.046">
                <text:p>169.046</text:p>
              </table:table-cell>
              <table:table-cell office:value-type="float" office:value="84.5943">
                <text:p>84.5943</text:p>
              </table:table-cell>
              <table:table-cell office:value-type="float" office:value="58.7582">
                <text:p>58.7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</office:styles>
</office:document-styles>
</file>